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fo:font-size="15pt" style:font-size-asian="15pt" style:font-size-complex="15pt"/>
    </style:style>
    <style:style style:name="T1" style:family="text">
      <style:text-properties officeooo:rsid="000d6287"/>
    </style:style>
    <style:style style:name="T2" style:family="text">
      <style:text-properties fo:font-size="15pt" style:font-size-asian="15pt" style:font-size-complex="15pt"/>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text:span text:style-name="Strong_20_Emphasis"><text:span text:style-name="T2">Why Linked List?</text:span></text:span><text:span text:style-name="T2"><text:line-break/>Arrays can be used to store linear data of similar types, but arrays have following limitations.<text:line-break/></text:span><text:span text:style-name="Strong_20_Emphasis"><text:span text:style-name="T2">1)</text:span></text:span><text:span text:style-name="T2"> The size of the arrays is fixed: So we must know the upper limit on the number of elements in advance. Also, generally, the allocated memory is equal to the upper limit irrespective of the usage.<text:line-break/></text:span><text:span text:style-name="Strong_20_Emphasis"><text:span text:style-name="T2">2)</text:span></text:span><text:span text:style-name="T2"> Inserting a new element in an array of elements is expensive, because room has to be created for the new elements and to create room existing elements have to shifted. </text:span></text:p>
      <text:p text:style-name="P1">For example, in a system if we maintain a sorted list of IDs in an array id[]. </text:p>
      <text:p text:style-name="P1">id[] = [1000, 1010, 1050, 2000, 2040]. </text:p>
      <text:p text:style-name="P1"><text:bookmark text:name="aswift_2_expand"/><text:bookmark text:name="aswift_2_anchor"/></text:p>
      <text:p text:style-name="P1">And if we want to insert a new ID 1005, then to maintain the sorted order, we have to move all the elements after 1000 (excluding 1000).<text:line-break/>Deletion is also expensive with arrays until unless some special techniques are used. For example, to delete 1010 in id[], everything after 1010 has to be moved.</text:p>
      <text:p text:style-name="Text_20_body"><text:span text:style-name="Strong_20_Emphasis"><text:span text:style-name="T2">Advantages over arrays</text:span></text:span><text:span text:style-name="T2"><text:line-break/></text:span><text:span text:style-name="Strong_20_Emphasis"><text:span text:style-name="T2">1)</text:span></text:span><text:span text:style-name="T2"> Dynamic size<text:line-break/></text:span><text:span text:style-name="Strong_20_Emphasis"><text:span text:style-name="T2">2)</text:span></text:span><text:span text:style-name="T2"> Ease of insertion/deletion</text:span></text:p>
      <text:p text:style-name="Text_20_body"><text:span text:style-name="Strong_20_Emphasis"><text:span text:style-name="T2">Drawbacks:</text:span></text:span><text:span text:style-name="T2"><text:line-break/></text:span><text:span text:style-name="Strong_20_Emphasis"><text:span text:style-name="T2">1)</text:span></text:span><text:span text:style-name="T2"> Random access is not allowed. We have to access elements sequentially starting from the first node. So we cannot do binary search with linked lists efficiently with its default implementation. Read about it </text:span><text:a xlink:type="simple" xlink:href="https://www.geeksforgeeks.org/binary-search-on-singly-linked-list/" office:target-frame-name="_blank" xlink:show="new" text:style-name="Internet_20_link" text:visited-style-name="Visited_20_Internet_20_Link"><text:span text:style-name="T2">here</text:span></text:a><text:span text:style-name="T2">.<text:line-break/></text:span><text:span text:style-name="Strong_20_Emphasis"><text:span text:style-name="T2">2)</text:span></text:span><text:span text:style-name="T2"> Extra memory space for a pointer is required with each element of the list.<text:line-break/></text:span><text:span text:style-name="Strong_20_Emphasis"><text:span text:style-name="T2">3)</text:span></text:span><text:span text:style-name="T2"> Not cache friendly. Since array elements are contiguous locations, there is locality of reference which is not there in case of linked lists.</text:span></text:p>
      <text:p text:style-name="Text_20_body"><text:span text:style-name="Strong_20_Emphasis"><text:span text:style-name="T2">Representationv:</text:span></text:span><text:span text:style-name="T2"><text:line-break/>A linked list is represented by a pointer to the first node of the linked list. The first node is called head. If the linked list is empty, then value of head is NULL.<text:line-break/>Each node in a list consists of at least two parts:<text:line-break/>1) data<text:line-break/>2) Pointer (Or Reference) to the next node<text:line-break/>In C, we can represent a node using structures. Below is an example of a linked </text:span><text:soft-page-break/><text:span text:style-name="T2">list node with an integer data.<text:line-break/>In Java, LinkedList can be represented as a class and a Node as a separate class. The LinkedList class contains a reference of Node class typ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trong_20_Emphasis" style:display-name="Strong Emphasis" style:family="text">
      <style:text-properties fo:font-weight="bold" style:font-weight-asian="bold" style:font-weight-complex="bold"/>
    </style:style>
    <style:style style:name="in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10T22:26:47.257226782</meta:creation-date>
    <dc:date>2019-01-10T22:28:18.041831836</dc:date>
    <meta:editing-duration>PT1M33S</meta:editing-duration>
    <meta:editing-cycles>1</meta:editing-cycles>
    <meta:document-statistic meta:table-count="0" meta:image-count="0" meta:object-count="0" meta:page-count="2" meta:paragraph-count="7" meta:word-count="354" meta:character-count="1961" meta:non-whitespace-character-count="1611"/>
    <meta:generator>LibreOffice/6.0.7.3$Linux_X86_64 LibreOffice_project/00m0$Build-3</meta:generator>
  </office:meta>
</office:document-meta>
</file>